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36cd" officeooo:paragraph-rsid="001436cd"/>
    </style:style>
    <style:style style:name="T1" style:family="text">
      <style:text-properties officeooo:rsid="001456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73477854" text:style-name="L1">
        <text:list-item>
          <text:p text:style-name="P1">Le coût de cet algorithme <text:span text:style-name="T1">n’est ni linéaire, ni quadratique.</text:span></text:p>
        </text:list-item>
        <text:list-item>
          <text:p text:style-name="P1">Si la liste est vide, alors n sera égal à 0, mais la division par 0 est impossibl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0T00:40:45.519000000</meta:creation-date>
    <dc:date>2020-03-30T01:18:54.913000000</dc:date>
    <meta:editing-duration>PT7M48S</meta:editing-duration>
    <meta:editing-cycles>1</meta:editing-cycles>
    <meta:document-statistic meta:table-count="0" meta:image-count="0" meta:object-count="0" meta:page-count="1" meta:paragraph-count="2" meta:word-count="30" meta:character-count="147" meta:non-whitespace-character-count="121"/>
    <meta:generator>LibreOffice/6.3.4.2$Windows_X86_64 LibreOffice_project/60da17e045e08f1793c57c00ba83cdfce946d0aa</meta:generator>
  </office:meta>
</office:document-meta>
</file>